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nux Libertine O" svg:font-family="'Linux Libertine O'" style:font-pitch="variable"/>
    <style:font-face style:name="Linux Libertine O1"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rsid="00133988" officeooo:paragraph-rsid="00133988" style:font-size-asian="12pt" style:font-size-complex="12pt"/>
    </style:style>
    <style:style style:name="P2" style:family="paragraph" style:parent-style-name="Standard">
      <style:paragraph-properties fo:text-align="justify" style:justify-single-word="false"/>
      <style:text-properties style:font-name="Linux Libertine O"/>
    </style:style>
    <style:style style:name="P3" style:family="paragraph" style:parent-style-name="Standard">
      <style:paragraph-properties fo:text-align="justify" style:justify-single-word="false"/>
      <style:text-properties style:font-name="Linux Libertine O" fo:font-size="12pt" style:font-size-asian="12pt" style:font-size-complex="12pt"/>
    </style:style>
    <style:style style:name="P4" style:family="paragraph" style:parent-style-name="Standard">
      <style:paragraph-properties fo:text-align="justify" style:justify-single-word="false"/>
      <style:text-properties style:font-name="Linux Libertine O" fo:font-size="12pt" officeooo:paragraph-rsid="00170290" style:font-size-asian="12pt" style:font-size-complex="12pt"/>
    </style:style>
    <style:style style:name="P5" style:family="paragraph" style:parent-style-name="Standard">
      <style:paragraph-properties fo:text-align="justify" style:justify-single-word="false"/>
      <style:text-properties style:font-name="Linux Libertine O" fo:font-size="12pt" officeooo:rsid="00170290" officeooo:paragraph-rsid="00170290" style:font-size-asian="12pt" style:font-size-complex="12pt"/>
    </style:style>
    <style:style style:name="P6" style:family="paragraph" style:parent-style-name="Standard">
      <style:paragraph-properties fo:text-align="justify" style:justify-single-word="false"/>
      <style:text-properties style:font-name="Linux Libertine O" fo:font-size="12pt" officeooo:rsid="000e1fff" officeooo:paragraph-rsid="000e1fff" style:font-size-asian="12pt" style:font-size-complex="12pt"/>
    </style:style>
    <style:style style:name="P7" style:family="paragraph" style:parent-style-name="Standard">
      <style:paragraph-properties fo:text-align="justify" style:justify-single-word="false"/>
      <style:text-properties style:font-name="Linux Libertine O" fo:font-size="12pt" officeooo:rsid="00117646" officeooo:paragraph-rsid="000e1fff" style:font-size-asian="12pt" style:font-size-complex="12pt"/>
    </style:style>
    <style:style style:name="P8" style:family="paragraph" style:parent-style-name="Standard">
      <style:paragraph-properties fo:text-align="justify" style:justify-single-word="false"/>
      <style:text-properties style:font-name="Linux Libertine O" fo:font-size="12pt" style:text-underline-style="none" fo:font-weight="normal" officeooo:rsid="00170290" officeooo:paragraph-rsid="00170290"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nux Libertine O" fo:font-size="12pt" style:text-underline-style="none" fo:font-weight="normal" officeooo:rsid="00174c5d" officeooo:paragraph-rsid="00174c5d"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Linux Libertine O" fo:font-size="16pt" fo:font-weight="bold" officeooo:paragraph-rsid="00133988"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Linux Libertine O" fo:font-size="16pt" fo:font-weight="bold" officeooo:rsid="0015f595" officeooo:paragraph-rsid="0015f595" style:font-size-asian="16pt" style:font-weight-asian="bold" style:font-size-complex="16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1fff"/>
    </style:style>
    <style:style style:name="T2" style:family="text">
      <style:text-properties style:text-underline-style="solid" style:text-underline-width="auto" style:text-underline-color="font-color"/>
    </style:style>
    <style:style style:name="T3" style:family="text">
      <style:text-properties officeooo:rsid="00133988"/>
    </style:style>
    <style:style style:name="T4" style:family="text">
      <style:text-properties officeooo:rsid="00170290"/>
    </style:style>
    <style:style style:name="T5" style:family="text">
      <style:text-properties style:text-underline-style="none"/>
    </style:style>
    <style:style style:name="T6" style:family="text">
      <style:text-properties style:text-underline-style="none" officeooo:rsid="00174c5d"/>
    </style:style>
    <style:style style:name="T7" style:family="text">
      <style:text-properties fo:font-weight="bold" style:font-weight-asian="bold" style:font-weight-complex="bold"/>
    </style:style>
    <style:style style:name="T8" style:family="text">
      <style:text-properties fo:font-weight="bold" officeooo:rsid="00170290" style:font-weight-asian="bold" style:font-weight-complex="bold"/>
    </style:style>
    <style:style style:name="T9" style:family="text">
      <style:text-properties fo:font-weight="bold" officeooo:rsid="0017ca53" style:font-weight-asian="bold" style:font-weight-complex="bold"/>
    </style:style>
    <style:style style:name="T10" style:family="text">
      <style:text-properties style:font-name="Linux Libertine O"/>
    </style:style>
    <style:style style:name="T11" style:family="text">
      <style:text-properties officeooo:rsid="00174c5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3">Ce document est un document </text:span>Ğ<text:span text:style-name="T3">economicus sous licence libre GPL v3</text:span></text:p>
      <text:p text:style-name="P1"><text:span text:style-name="T10">Sources et Licence sur </text:span><text:a xlink:type="simple" xlink:href="https://github.com/galuel/Geconomicus" text:style-name="Internet_20_link" text:visited-style-name="Visited_20_Internet_20_Link"><text:span text:style-name="T10">https://github.com/galuel/Geconomicus</text:span></text:a></text:p>
      <text:p text:style-name="P3"/>
      <text:p text:style-name="P4"><text:span text:style-name="T4">Voir préalablement le document </text:span><text:span text:style-name="T8">Ğeconomicus_Principe_General.odt</text:span></text:p>
      <text:p text:style-name="P4"><text:span text:style-name="T8"/></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2"><text:a xlink:type="simple" xlink:href="#__RefHeading___Toc247_1113265663" text:style-name="Index_20_Link" text:visited-style-name="Index_20_Link">Monnaie<text:tab/>1</text:a></text:p>
          <text:p text:style-name="P13"><text:a xlink:type="simple" xlink:href="#__RefHeading___Toc249_1113265663" text:style-name="Index_20_Link" text:visited-style-name="Index_20_Link">Rappel :<text:tab/>1</text:a></text:p>
          <text:p text:style-name="P12"><text:a xlink:type="simple" xlink:href="#__RefHeading___Toc251_1113265663" text:style-name="Index_20_Link" text:visited-style-name="Index_20_Link">Règles monétaires<text:tab/>1</text:a></text:p>
          <text:p text:style-name="P12"><text:a xlink:type="simple" xlink:href="#__RefHeading___Toc253_1113265663" text:style-name="Index_20_Link" text:visited-style-name="Index_20_Link">Comptabilité<text:tab/>2</text:a></text:p>
        </text:index-body>
      </text:table-of-content>
      <text:p text:style-name="P4"><text:span text:style-name="T8"/></text:p>
      <text:h text:style-name="Heading_20_1" text:outline-level="1"><text:bookmark-start text:name="__RefHeading___Toc247_1113265663"/>Monnaie<text:bookmark-end text:name="__RefHeading___Toc247_1113265663"/></text:h>
      <text:p text:style-name="P3"/>
      <text:p text:style-name="P3">Une monnaie <text:span text:style-name="T4">dette est utilisée pour le jeu, ce qui suppose qu'un joueur joue le rôle de la banque. Ce joueur fait partie du jeu, il convient donc de réaliser un décompte précis de sa comptabilité afin qu'il puisse être finalement intégré dans les comptes rendus chiffrés.</text:span></text:p>
      <text:p text:style-name="P3"/>
      <text:p text:style-name="P5">La monnaie fonctionne toujours selon le principe roulant dans le temps, ce qui permet si le banquier le souhaite de faire tourner les couleurs s'il l'estime nécessaire. Mais ici ce n'est pas une obligation, le banquier doit décider lui-même s'il doit d'insuffler des crédits de niveau supérieur ou pas dans l'économie.</text:p>
      <text:p text:style-name="P5"/>
      <text:h text:style-name="Heading_20_2" text:outline-level="2"><text:bookmark-start text:name="__RefHeading___Toc249_1113265663"/>Rappel :<text:bookmark-end text:name="__RefHeading___Toc249_1113265663"/></text:h>
      <text:p text:style-name="P3"/>
      <text:p text:style-name="P3">1 Rouge = 2 <text:span text:style-name="T1">bleus</text:span></text:p>
      <text:p text:style-name="P3">1 Jaune = 2 Rouges</text:p>
      <text:p text:style-name="P3">1 Vert = 2 Jaunes</text:p>
      <text:p text:style-name="P6">1 Bleu = 2 Verts</text:p>
      <text:p text:style-name="P6">etc. (on peut s'en tenir au minimum à 4 couleurs, et autant que l'on veut si nécessaire).</text:p>
      <text:p text:style-name="P6"/>
      <text:p text:style-name="P5">Note : dans cette version des règles 1 unité monétaire = le pouvoir d'achat d'une carte. Donc en faisant « tourner la monnaie » s'il le souhaite, le banquier pourra dévaluer la monnaie précédemment émise.</text:p>
      <text:h text:style-name="Heading_20_1" text:outline-level="1"><text:bookmark-start text:name="__RefHeading___Toc251_1113265663"/>Règles monétaires<text:bookmark-end text:name="__RefHeading___Toc251_1113265663"/></text:h>
      <text:p text:style-name="P7"/>
      <text:p text:style-name="P5">Ici donc c'est le banquier qui va créditer l'économie. Pour commencer il peut distribuer quelques billets aléatoirement à sa discrétion, très peu, à quelques joueurs. <text:span text:style-name="T11">Toutefois ceci n'est pas forcément la meilleure méthode, il est mieux de commencer directement par une allocation de crédits.</text:span></text:p>
      <text:p text:style-name="P5"/>
      <text:p text:style-name="P5">Puis dès le deuxième tour, et pour tous les tours suivants, le banquier procède <text:span text:style-name="T11">aux remboursements des crédits alloués</text:span> <text:span text:style-name="T11">et </text:span>à une <text:span text:style-name="T11">éventuelle nouvelle</text:span> allocation de crédits <text:span text:style-name="T11">(à sa </text:span><text:soft-page-break/><text:span text:style-name="T11">discrétion)</text:span>, <text:span text:style-name="T11">s'il le souhaite </text:span>en faisant tourner la monnaie d'un cran supplémentaire (ce qui rendra la monnaie précédemment présente moins forte, <text:span text:style-name="T11">mais donc aussi les crédits en cours moins « juteux »</text:span>).</text:p>
      <text:p text:style-name="P5"/>
      <text:p text:style-name="P5">Une bonne règle à suivre qu'il ne faut pas négliger est <text:span text:style-name="T2">de ne pas donner de crédit à qui n'a pas l'équivalent économique</text:span><text:span text:style-name="T5"> pour « gager le crédit » (</text:span><text:span text:style-name="T6">afin de </text:span><text:span text:style-name="T5">s'assurer du remboursement en monnaie ou en nature, </text:span><text:span text:style-name="T6">et ne pas « faire faillite », car une banque qui ne se fait pas rembourser est censée faire faillite dans ce modèle monétaire</text:span><text:span text:style-name="T5">).</text:span></text:p>
      <text:p text:style-name="P5"/>
      <text:p text:style-name="P5">A la fin du tour, le joueur doit rendre soit uniquement l'intérêt des crédits en cours si le banquier est d'accord, soit la totalité crédit + intérêts. Et si le joueur ne peut pas rendre 1 unité monétaire, alors le banquier est en droit de lui prendre 1 valeur économique produite ou bien 4 cartes. Eventuellement en cas d'impossibilité totale de remboursement (ce qui sera dû à une inattention du banquier lors de l'allocation du crédit, cf plus haut), alors le joueur peut être amené à « <text:span text:style-name="T11">aller directement</text:span> <text:span text:style-name="T11">en</text:span> prison », avant de reprendre le jeu avec 4 nouvelles cartes (aide à la réinsertion).</text:p>
      <text:p text:style-name="P5"/>
      <text:h text:style-name="Heading_20_1" text:outline-level="1"><text:bookmark-start text:name="__RefHeading___Toc253_1113265663"/>Comptabilité <text:span text:style-name="T11">du banquier</text:span><text:bookmark-end text:name="__RefHeading___Toc253_1113265663"/></text:h>
      <text:p text:style-name="P8"/>
      <text:p text:style-name="P8">Si la comptabilité des joueurs ne change pas <text:span text:style-name="T11">par rapport au principe général</text:span>, il faut procéder à une comptabilité nette pour le banquier, car lors du remboursement il ne bénéficie pas du principal, mais uniquement de l'intérêt <text:span text:style-name="T11">du crédit alloué</text:span>.</text:p>
      <text:p text:style-name="P8"/>
      <text:p text:style-name="P8">Ceci se réalise grâce à la comptabilité « en partie double » avec sur une colonne les crédits alloués, pour un joueur et pour chaque tour, <text:span text:style-name="T11">et </text:span>sur une deuxième colonne les remboursements effectués par ce même joueur à chaque tour, <text:span text:style-name="T11">en monnaie d'abord, </text:span>et sur une troisième et quatrième colonne les remboursements effectués en nature (Cartes ou Valeurs économiques).</text:p>
      <text:p text:style-name="P8"/>
      <text:p text:style-name="P8">Le bénéfice du banquier est comptabilisé comme étant (somme des remboursements effectués) – (somme des crédits alloués). <text:span text:style-name="T11">C</text:span>oncernant les remboursements en nature une valeur économique V vau<text:span text:style-name="T11">dra</text:span> l'équivalent de 4 unités monétaires U : V = 4 U.</text:p>
      <text:p text:style-name="P8"/>
      <text:p text:style-name="P8">Le joueur jouant la banque doit donc tenir une comptabilité sérieuse pour obtenir des données correctes utilisables lors du compte rendu économique final du jeu.</text:p>
      <text:p text:style-name="P8"/>
      <text:p text:style-name="P9">Exemple de tableur de suivi pour le banquier : <text:span text:style-name="T7">Ğeconomicus_</text:span><text:span text:style-name="T9">Banquier_</text:span><text:span text:style-name="T7">Monnaie_Dette.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nux Libertine O" svg:font-family="'Linux Libertine O'" style:font-pitch="variable"/>
    <style:font-face style:name="Linux Libertine O1"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nux Libertine O1" fo:font-family="'Linux Libertine O'" style:font-style-name="Normal"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nux Libertine O" fo:font-size="16pt" fo:font-weight="bold" officeooo:paragraph-rsid="00133988" style:font-size-asian="16pt" style:font-weight-asian="bold" style:font-size-complex="16pt" style:font-weight-complex="bold"/>
    </style:style>
    <style:style style:name="MP2" style:family="paragraph" style:parent-style-name="Standard">
      <style:paragraph-properties fo:text-align="center" style:justify-single-word="false"/>
      <style:text-properties style:font-name="Linux Libertine O" fo:font-size="16pt" fo:font-weight="bold" officeooo:rsid="0015f595" officeooo:paragraph-rsid="0015f595" style:font-size-asian="16pt" style:font-weight-asian="bold" style:font-size-complex="16pt" style:font-weight-complex="bold"/>
    </style:style>
    <style:style style:name="MT1" style:family="text">
      <style:text-properties officeooo:rsid="000e1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Ğ<text:span text:style-name="MT1">economicus</text:span></text:p>
        <text:p text:style-name="MP2">Monnaie Det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by </meta:initial-creator>
    <meta:creation-date>2015-01-11T07:19:04</meta:creation-date>
    <dc:date>2015-07-04T12:37:42.112398829</dc:date>
    <dc:creator>Bobby </dc:creator>
    <meta:editing-duration>PT2H1M23S</meta:editing-duration>
    <meta:editing-cycles>13</meta:editing-cycles>
    <meta:generator>LibreOffice/4.4.4.3$Linux_X86_64 LibreOffice_project/40m0$Build-3</meta:generator>
    <meta:document-statistic meta:table-count="0" meta:image-count="0" meta:object-count="0" meta:page-count="2" meta:paragraph-count="31" meta:word-count="660" meta:character-count="3979" meta:non-whitespace-character-count="3349"/>
  </office:meta>
</office:document-meta>
</file>